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/>
    <style:font-face style:name="FreeSans1" svg:font-family="FreeSans" style:font-family-generic="swiss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6e77" officeooo:paragraph-rsid="00056e77"/>
    </style:style>
    <style:style style:name="P2" style:family="paragraph" style:parent-style-name="Text_20_body" style:list-style-name="L1">
      <style:text-properties fo:font-weight="bold" officeooo:rsid="00056e77" officeooo:paragraph-rsid="00056e77" style:font-weight-asian="bold" style:font-weight-complex="bold"/>
    </style:style>
    <style:style style:name="P3" style:family="paragraph" style:parent-style-name="Text_20_body" style:list-style-name="L1">
      <style:text-properties fo:font-weight="bold" officeooo:rsid="0006a29f" officeooo:paragraph-rsid="0006a29f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0798da" officeooo:paragraph-rsid="000798da" style:font-weight-asian="bold" style:font-weight-complex="bold"/>
    </style:style>
    <style:style style:name="P5" style:family="paragraph" style:parent-style-name="Heading_20_1">
      <style:text-properties officeooo:rsid="00056e77" officeooo:paragraph-rsid="00056e77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0% 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a29f" style:font-weight-asian="normal" style:font-weight-complex="normal"/>
    </style:style>
    <style:style style:name="T5" style:family="text">
      <style:text-properties fo:font-weight="normal" officeooo:rsid="000798da" style:font-weight-asian="normal" style:font-weight-complex="normal"/>
    </style:style>
    <style:style style:name="T6" style:family="text">
      <style:text-properties officeooo:rsid="0006a2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genda for Client Project Meeting – 25/02/14</text:h>
      <text:p text:style-name="P1">We need to discuss and clarify a few things in regards to the client project</text:p>
      <text:list xml:id="list4198103743878074527" text:style-name="L1">
        <text:list-item>
          <text:p text:style-name="P2">Elect project manager –<text:span text:style-name="T3"> Project currently lacks direction / </text:span><text:span text:style-name="T4">leadership</text:span><text:span text:style-name="T3"> – we need to decide as a group who will be responsible for overseeing the project. </text:span></text:p>
        </text:list-item>
        <text:list-item>
          <text:p text:style-name="P2">Clarify and discuss tasks and roles<text:span text:style-name="T3"> – Tasks in Toms Planner need going over and breaking down </text:span><text:span text:style-name="T4">and </text:span><text:span text:style-name="T6">discussed</text:span><text:span text:style-name="T3"> </text:span>as a group<text:span text:style-name="T3">. Roles need to be clarified and we need to ensure we all know our responsibilities going forward.</text:span></text:p>
        </text:list-item>
        <text:list-item>
          <text:p text:style-name="P2">Flesh out ideas for phase two<text:span text:style-name="T3"> – We need to come up with a plan for a phase two – phase two will likely </text:span>not<text:span text:style-name="T3"> be completed in the scope of the project but we need to show forward thinking – we should fully flesh out the student front-end idea. I also think this will give opportunity for one or a few of you to take on outside of the project for personal development. We should also go over phase one and consider other potential phases. </text:span></text:p>
        </text:list-item>
        <text:list-item>
          <text:p text:style-name="P3">Prepare presentation and discuss roles<text:span text:style-name="T3"> – We are meeting with the client on the 27</text:span><text:span text:style-name="T1">th</text:span><text:span text:style-name="T3"> at 11:30 am, </text:span><text:span text:style-name="T5">we need to discuss the content and the roles of the presentation – as well as what questions need to be asked. </text:span></text:p>
        </text:list-item>
        <text:list-item>
          <text:p text:style-name="P4">Any other business<text:span text:style-name="T3"> – Any other issues can be discussed here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"/>
    <style:font-face style:name="FreeSans1" svg:font-family="FreeSans" style:font-family-generic="swiss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Grande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Grande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ucida Grande" fo:font-family="'Lucida Grande'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ucida Grande" fo:font-family="'Lucida Grand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ucida Grande" fo:font-family="'Lucida Grand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Grande" fo:font-family="'Lucida Grande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1:48:00.105957209</meta:creation-date>
    <meta:print-date>2014-02-24T12:30:12.173013524</meta:print-date>
    <dc:date>2014-02-24T12:35:48.294783530</dc:date>
    <meta:editing-duration>PT1M56S</meta:editing-duration>
    <meta:editing-cycles>1</meta:editing-cycles>
    <meta:document-statistic meta:table-count="0" meta:image-count="0" meta:object-count="0" meta:page-count="1" meta:paragraph-count="7" meta:word-count="219" meta:character-count="1204" meta:non-whitespace-character-count="983"/>
    <meta:generator>LibreOffice/4.2.1.1$Linux_X86_64 LibreOffice_project/420m0$Build-1</meta:generator>
  </office:meta>
</office:document-meta>
</file>